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783" officeooo:paragraph-rsid="0005b783"/>
    </style:style>
    <style:style style:name="P2" style:family="paragraph" style:parent-style-name="Standard">
      <style:text-properties officeooo:rsid="0005b783" officeooo:paragraph-rsid="0005e204"/>
    </style:style>
    <style:style style:name="P3" style:family="paragraph" style:parent-style-name="Standard">
      <style:text-properties officeooo:rsid="0005b783" officeooo:paragraph-rsid="00060e50"/>
    </style:style>
    <style:style style:name="P4" style:family="paragraph" style:parent-style-name="Standard">
      <style:text-properties officeooo:rsid="0005e204" officeooo:paragraph-rsid="0005e204"/>
    </style:style>
    <style:style style:name="P5" style:family="paragraph" style:parent-style-name="Standard">
      <style:text-properties officeooo:rsid="00060e50" officeooo:paragraph-rsid="00060e50"/>
    </style:style>
    <style:style style:name="P6" style:family="paragraph" style:parent-style-name="Standard">
      <style:text-properties officeooo:rsid="0005b783" officeooo:paragraph-rsid="00072d24"/>
    </style:style>
    <style:style style:name="P7" style:family="paragraph" style:parent-style-name="Standard">
      <style:text-properties officeooo:rsid="00072d24" officeooo:paragraph-rsid="00072d24"/>
    </style:style>
    <style:style style:name="P8" style:family="paragraph" style:parent-style-name="Standard">
      <style:text-properties officeooo:rsid="00096c28" officeooo:paragraph-rsid="00096c28"/>
    </style:style>
    <style:style style:name="P9" style:family="paragraph" style:parent-style-name="Standard">
      <style:text-properties officeooo:rsid="000a3190" officeooo:paragraph-rsid="000a3190"/>
    </style:style>
    <style:style style:name="P10" style:family="paragraph" style:parent-style-name="Standard">
      <style:text-properties officeooo:rsid="000c23df" officeooo:paragraph-rsid="000c23df"/>
    </style:style>
    <style:style style:name="P11" style:family="paragraph" style:parent-style-name="Standard">
      <style:text-properties officeooo:rsid="000c9747" officeooo:paragraph-rsid="000c9747"/>
    </style:style>
    <style:style style:name="P12" style:family="paragraph" style:parent-style-name="Standard">
      <style:text-properties officeooo:rsid="000cddf5" officeooo:paragraph-rsid="000cddf5"/>
    </style:style>
    <style:style style:name="P13" style:family="paragraph" style:parent-style-name="Standard">
      <style:text-properties officeooo:rsid="000deff6" officeooo:paragraph-rsid="000deff6"/>
    </style:style>
    <style:style style:name="T1" style:family="text">
      <style:text-properties officeooo:rsid="0005e204"/>
    </style:style>
    <style:style style:name="T2" style:family="text">
      <style:text-properties officeooo:rsid="00060e50"/>
    </style:style>
    <style:style style:name="T3" style:family="text">
      <style:text-properties officeooo:rsid="00072d24"/>
    </style:style>
    <style:style style:name="T4" style:family="text">
      <style:text-properties officeooo:rsid="000c23df"/>
    </style:style>
    <style:style style:name="T5" style:family="text">
      <style:text-properties officeooo:rsid="000c9747"/>
    </style:style>
    <style:style style:name="T6" style:family="text">
      <style:text-properties officeooo:rsid="000cd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 Drivers : </text:p>
      <text:p text:style-name="P7">+++++++++++++++++++++++++++++++++++++++++++++++++++++++++++++++++++++++</text:p>
      <text:p text:style-name="P1">&gt;&gt; Drivers:</text:p>
      <text:p text:style-name="P1"><text:tab/>What ? </text:p>
      <text:p text:style-name="P1"><text:tab/><text:tab/>Interfaces between hardware and software </text:p>
      <text:p text:style-name="P1"><text:tab/>Where? </text:p>
      <text:p text:style-name="P1"><text:tab/><text:tab/>Linux kernel</text:p>
      <text:p text:style-name="P1"><text:tab/>Why ? </text:p>
      <text:p text:style-name="P1"><text:tab/><text:tab/>If you are implementing your own hardware you need drivers for communication. </text:p>
      <text:p text:style-name="P1"><text:tab/><text:tab/>Presently for all the hardwares which is in use and which become obsolete someone <text:tab/><text:tab/>else have written driver for it.</text:p>
      <text:p text:style-name="P1"><text:tab/>How ? </text:p>
      <text:p text:style-name="P1"><text:tab/><text:tab/>We will look detail in this session</text:p>
      <text:p text:style-name="P1"/>
      <text:p text:style-name="P7">+++++++++++++++++++++++++++++++++++++++++++++++++++++++++++++++++++++++</text:p>
      <text:p text:style-name="P1"/>
      <text:p text:style-name="P1">&gt;&gt; Scull ( simple character utility for loading localities ) </text:p>
      <text:p text:style-name="P1"><text:tab/></text:p>
      <text:p text:style-name="P1"><text:tab/>what ?</text:p>
      <text:p text:style-name="P1"><text:tab/><text:tab/>Device driver acts on some memory as though it is a device.</text:p>
      <text:p text:style-name="P1"><text:tab/></text:p>
      <text:p text:style-name="P1"><text:tab/>For learing purpose this is easy </text:p>
      <text:p text:style-name="P1"/>
      <text:p text:style-name="P7">+++++++++++++++++++++++++++++++++++++++++++++++++++++++++++++++++++++++</text:p>
      <text:p text:style-name="P1"/>
      <text:p text:style-name="P4">&gt;&gt; Major and Minor Number</text:p>
      <text:p text:style-name="P2"/>
      <text:p text:style-name="P2"><text:tab/><text:span text:style-name="T1">Major Number : identifies the driver associated with the device.</text:span></text:p>
      <text:p text:style-name="P2"><text:tab/><text:span text:style-name="T1">Minor Number : is used by the driver specified no need in kernel , differentiate between <text:tab/><text:tab/><text:tab/><text:tab/> <text:s text:c="3"/>devices</text:span><text:tab/></text:p>
      <text:p text:style-name="P2"/>
      <text:p text:style-name="P7">+++++++++++++++++++++++++++++++++++++++++++++++++++++++++++++++++++++++</text:p>
      <text:p text:style-name="P2"/>
      <text:p text:style-name="P5">codes : Assigning Major Number</text:p>
      <text:p text:style-name="P3"><text:tab/><text:span text:style-name="T2">#include &lt;linux/fs.h&gt;</text:span></text:p>
      <text:p text:style-name="P3"><text:tab/><text:span text:style-name="T2">int register_chrdev(unsigned int major, const char *name, struct file_operation *fops);</text:span></text:p>
      <text:p text:style-name="P3"><text:tab/><text:span text:style-name="T2">0 or + --&gt; successfull completion</text:span></text:p>
      <text:p text:style-name="P3">- <text:s/>--<text:span text:style-name="T2">&gt; error</text:span></text:p>
      <text:p text:style-name="P3"/>
      <text:p text:style-name="P7">+++++++++++++++++++++++++++++++++++++++++++++++++++++++++++++++++++++++</text:p>
      <text:p text:style-name="P6"><text:span text:style-name="T3">note : &gt;&gt; some major device numbers are statically assigned to most common devices which can be found in Documentation/devices.txt in kernel source tree.</text:span></text:p>
      <text:p text:style-name="P6"/>
      <text:p text:style-name="P7">+++++++++++++++++++++++++++++++++++++++++++++++++++++++++++++++++++++++</text:p>
      <text:p text:style-name="P6"/>
      <text:p text:style-name="P7">Dynamic assignment of majour number <text:s/>: </text:p>
      <text:p text:style-name="P7"><text:span text:style-name="T2">int register_chrdev(unsigned int major, const char *name, struct file_operation *fops);</text:span></text:p>
      <text:p text:style-name="P7">set major to 0;</text:p>
      <text:p text:style-name="P8">++++++++++++++++++++++++++++++++++++++++++++++++++++++++++++++++++++++</text:p>
      <text:p text:style-name="P8"/>
      <text:p text:style-name="P9"/>
      <text:p text:style-name="P9"/>
      <text:p text:style-name="P11"><text:soft-page-break/>dev_t <text:s/>&amp; <text:s/>kdev_t </text:p>
      <text:p text:style-name="P11"/>
      <text:p text:style-name="P11"/>
      <text:p text:style-name="P11">#include &lt;sys/types.h&gt;</text:p>
      <text:p text:style-name="P11">dev_t : holds device numbers</text:p>
      <text:p text:style-name="P11">MAJOR(dev_t <text:s/>dev) // Extract Major number</text:p>
      <text:p text:style-name="P11">MINOR(dev_t dev) // Extract Minor number</text:p>
      <text:p text:style-name="P9"/>
      <text:p text:style-name="P9"/>
      <text:p text:style-name="P9"/>
      <text:p text:style-name="P11">+++++++++++++++++++++++++++++++++++++++++++++++++++++++++++++++++++++++</text:p>
      <text:p text:style-name="P11"/>
      <text:p text:style-name="P9"/>
      <text:p text:style-name="P9"/>
      <text:p text:style-name="P9">File Operations :</text:p>
      <text:p text:style-name="P9">#include &lt;linux/fs.h&gt;</text:p>
      <text:p text:style-name="P9"/>
      <text:p text:style-name="P9">struct file_operations fops = {</text:p>
      <text:p text:style-name="P9"><text:tab/>llseek : <text:s/>dev_llseek,</text:p>
      <text:p text:style-name="P9"><text:tab/>read <text:s text:c="3"/>: <text:span text:style-name="T4">dev_read,</text:span></text:p>
      <text:p text:style-name="P9"><text:tab/><text:span text:style-name="T4">write <text:s text:c="2"/>: dev_write,</text:span></text:p>
      <text:p text:style-name="P9"><text:tab/><text:span text:style-name="T4">ioctl<text:tab/>: dev_ioctl,</text:span></text:p>
      <text:p text:style-name="P9"><text:tab/><text:span text:style-name="T4">open<text:tab/>: dev_open,</text:span></text:p>
      <text:p text:style-name="P9"><text:tab/><text:span text:style-name="T4">release : dev_release,</text:span></text:p>
      <text:p text:style-name="P10">};</text:p>
      <text:p text:style-name="P10"/>
      <text:p text:style-name="P10"/>
      <text:p text:style-name="P10"/>
      <text:p text:style-name="P10">loff_t <text:s/>(*llseek) (struct file * , loff_t, <text:s/>int <text:span text:style-name="T5">);</text:span></text:p>
      <text:p text:style-name="P11">change current read / write positions in a file. <text:s text:c="2"/>loff_t is long offset and it is atleast 64 bit wide.</text:p>
      <text:p text:style-name="P9"/>
      <text:p text:style-name="P8"/>
      <text:p text:style-name="P11">ssize_t (*read)(struct file *, char * , size_t, loff_t *);</text:p>
      <text:p text:style-name="P11">used to retrive data from devices;</text:p>
      <text:p text:style-name="P12">A non negative value represent successfull read.</text:p>
      <text:p text:style-name="P12"><text:tab/></text:p>
      <text:p text:style-name="P11">ssize_t <text:span text:style-name="T6">(*write)(struct file * , char * , size_t, loff_t *);</text:span></text:p>
      <text:p text:style-name="P12">sends data to device;</text:p>
      <text:p text:style-name="P12"/>
      <text:p text:style-name="P12">unsigned int (*poll) (struct file *, struct poll_table_struct *);</text:p>
      <text:p text:style-name="P12">The poll method is the back end of two system calls, poll and select, both used</text:p>
      <text:p text:style-name="P12">to inquire if a device is readable or writable or in some special state. Either</text:p>
      <text:p text:style-name="P12">system call can block until a device becomes readable or writable. If a driver</text:p>
      <text:p text:style-name="P12">doesn’t define its poll method, the device is assumed to be both readable and</text:p>
      <text:p text:style-name="P12">writable, and in no special state. The retur n value is a bit mask describing the</text:p>
      <text:p text:style-name="P12">status of the device.</text:p>
      <text:p text:style-name="P12"/>
      <text:p text:style-name="P12"/>
      <text:p text:style-name="P12">int (*ioctl) (struct inode *, struct file *, unsigned int, unsigned long);</text:p>
      <text:p text:style-name="P12">The ioctl system call offers a way to issue device-specific commands (like for-</text:p>
      <text:p text:style-name="P12">matting a track of a floppy disk, which is neither reading nor writing). Addi tionally, a few ioctl commands are recognized by the kernel without referring to the fops table. If the device doesn’t <text:soft-page-break/>offer an ioctl entry point, the systemcall returns an error for any request that isn’t predefined (-ENOTTY, “No such ioctl for device”). If the device method retur ns a non-negative value, the same</text:p>
      <text:p text:style-name="P12">value is passed back to the calling program to indicate successful completion.</text:p>
      <text:p text:style-name="P12"/>
      <text:p text:style-name="P12"/>
      <text:p text:style-name="P12"/>
      <text:p text:style-name="P12">int (*mmap) (struct file *, struct vm_area_struct *);</text:p>
      <text:p text:style-name="P12">mmap is used to request a mapping of device memory to a process’s address</text:p>
      <text:p text:style-name="P12">space. If the device doesn’t implement this method, the mmap system call</text:p>
      <text:p text:style-name="P12">retur ns -ENODEV.</text:p>
      <text:p text:style-name="P12"/>
      <text:p text:style-name="P12"/>
      <text:p text:style-name="P12"/>
      <text:p text:style-name="P12">int (*open) (struct inode *, struct file *);</text:p>
      <text:p text:style-name="P12">Though this is always the first operation perfor med on the device file, the</text:p>
      <text:p text:style-name="P12">driver is not requir ed to declare a corr esponding method. If this entry is NULL,</text:p>
      <text:p text:style-name="P12">opening the device always succeeds, but your driver isn’t notified.</text:p>
      <text:p text:style-name="P12"/>
      <text:p text:style-name="P12"/>
      <text:p text:style-name="P12"/>
      <text:p text:style-name="P12"/>
      <text:p text:style-name="P12">int (*release) (struct inode *, struct file *);</text:p>
      <text:p text:style-name="P12">This operation is invoked when the file structur e is being released. Like</text:p>
      <text:p text:style-name="P12">open, release can be missing. *</text:p>
      <text:p text:style-name="P12"/>
      <text:p text:style-name="P12"/>
      <text:p text:style-name="P12"/>
      <text:p text:style-name="P12">int (*fsync) (struct inode *, struct dentry *, int);</text:p>
      <text:p text:style-name="P12">This method is the back end of the fsync system call, which a user calls to</text:p>
      <text:p text:style-name="P12">flush any pending data. If not implemented in the driver, the system call</text:p>
      <text:p text:style-name="P12">retur ns -EINVAL.</text:p>
      <text:p text:style-name="P12"/>
      <text:p text:style-name="P12"/>
      <text:p text:style-name="P12"/>
      <text:p text:style-name="P12">int (*flush) (struct file *);</text:p>
      <text:p text:style-name="P12">The flush operation is invoked when a process closes its copy of a file</text:p>
      <text:p text:style-name="P12">descriptor for a device; it should execute (and wait for) any outstanding oper-</text:p>
      <text:p text:style-name="P12">ations on the device. This must not be confused with the fsync operation</text:p>
      <text:p text:style-name="P12">requested by user programs. Currently, flush is used only in the network file</text:p>
      <text:p text:style-name="P12">system (NFS) code. If flush is NULL, it is simply not invoked.</text:p>
      <text:p text:style-name="P12"/>
      <text:p text:style-name="P12"/>
      <text:p text:style-name="P12"/>
      <text:p text:style-name="P12">int (*fasync) (int, struct file *, int);</text:p>
      <text:p text:style-name="P12">This operation is used to notify the device of a change in its FASYNC flag.</text:p>
      <text:p text:style-name="P12"/>
      <text:p text:style-name="P12"/>
      <text:p text:style-name="P12">int (*lock) (struct file *, int, struct file_lock *);</text:p>
      <text:p text:style-name="P12">The lock method is used to implement file locking; locking is an indispensable</text:p>
      <text:p text:style-name="P12">featur e for regular files, but is almost never implemented by device drivers.</text:p>
      <text:p text:style-name="P12"/>
      <text:p text:style-name="P12"/>
      <text:p text:style-name="P12"><text:soft-page-break/></text:p>
      <text:p text:style-name="P13">ssize_t (*readv) (struct file *, const struct iovec *,</text:p>
      <text:p text:style-name="P13">unsigned long, loff_t *);</text:p>
      <text:p text:style-name="P13">ssize_t (*writev) (struct file *, const struct iovec *,</text:p>
      <text:p text:style-name="P13">unsigned long, loff_t *);</text:p>
      <text:p text:style-name="P13"/>
      <text:p text:style-name="P13">These methods, added late in the 2.3 development cycle, implement scat-</text:p>
      <text:p text:style-name="P13">ter/gather read and write operations. Applications occasionally need to do a</text:p>
      <text:p text:style-name="P13">single read or write operation involving multiple memory areas; these system</text:p>
      <text:p text:style-name="P13">calls allow them to do so without forcing extra copy operations on the data.</text:p>
      <text:p text:style-name="P13"/>
      <text:p text:style-name="P13"/>
      <text:p text:style-name="P13">struct module *owner;</text:p>
      <text:p text:style-name="P13">This field isn’t a method like everything else in the file_operations struc-</text:p>
      <text:p text:style-name="P13">tur e. Instead, it is a pointer to the module that “owns” this structure; it is used</text:p>
      <text:p text:style-name="P13">by the kernel to maintain the module’s usage count.</text:p>
      <text:p text:style-name="P13">A more portable approach is to use</text:p>
      <text:p text:style-name="P13">the SET_MODULE_OWNER macr o, which is defined in &lt;linux/module.h&gt;. scull</text:p>
      <text:p text:style-name="P13">per forms this initialization as follows:</text:p>
      <text:p text:style-name="P13">SET_MODULE_OWNER(&amp;fops);</text:p>
      <text:p text:style-name="P13"/>
      <text:p text:style-name="P13"/>
      <text:p text:style-name="P13">+++++++++++++++++++++++++++++++++++++++++++++++++++++++++++++++++++++++</text:p>
      <text:p text:style-name="P13"/>
      <text:p text:style-name="P13"><text:tab/><text:tab/><text:tab/><text:tab/></text:p>
      <text:p text:style-name="P13">&gt;&gt; File Structure :</text:p>
      <text:p text:style-name="P13"><text:tab/>#include &lt;linux/fs.h&gt;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6:36:27.398019490</meta:creation-date>
    <dc:date>2021-05-10T20:03:52.792121229</dc:date>
    <meta:editing-duration>PT22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18" meta:word-count="935" meta:character-count="6122" meta:non-whitespace-character-count="5227"/>
  </office:meta>
</office:document-meta>
</file>